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0A25D5B1347EC539EE1.png" manifest:media-type="image/png"/>
  <manifest:file-entry manifest:full-path="Pictures/10000001000002B9000001711614E0A042E820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17b532" officeooo:paragraph-rsid="0017b532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7b532" officeooo:paragraph-rsid="0017b53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8a9aa" officeooo:paragraph-rsid="0018a9a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Md5stream</text:p>
      <text:p text:style-name="P1"/>
      <text:p text:style-name="P1"><draw:frame draw:style-name="fr2" draw:name="Imagen1" text:anchor-type="char" svg:x="0cm" svg:y="0.328cm" svg:width="17cm" svg:height="3.399cm" draw:z-index="0"><draw:image xlink:href="Pictures/100000010000032A000000A25D5B1347EC539EE1.png" xlink:type="simple" xlink:show="embed" xlink:actuate="onLoad" draw:mime-type="image/png"/></draw:frame></text:p>
      <text:p text:style-name="P1"/>
      <text:p text:style-name="P3">MiniShell</text:p>
      <text:p text:style-name="P3"/>
      <text:p text:style-name="P3"><draw:frame draw:style-name="fr1" draw:name="Imagen2" text:anchor-type="char" svg:width="17cm" svg:height="8.998cm" draw:z-index="1"><draw:image xlink:href="Pictures/10000001000002B9000001711614E0A042E820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42:39.912000000</meta:creation-date>
    <dc:date>2023-10-09T19:10:44.705000000</dc:date>
    <meta:editing-duration>PT1M35S</meta:editing-duration>
    <meta:editing-cycles>2</meta:editing-cycles>
    <meta:generator>LibreOffice/7.4.6.2$Windows_X86_64 LibreOffice_project/5b1f5509c2decdade7fda905e3e1429a67acd63d</meta:generator>
    <meta:document-statistic meta:table-count="0" meta:image-count="2" meta:object-count="0" meta:page-count="1" meta:paragraph-count="2" meta:word-count="2" meta:character-count="22" meta:non-whitespace-character-count="22"/>
  </office:meta>
</office:document-meta>
</file>